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43"/>
    <style:style style:name="ce2" style:family="table-cell" style:parent-style-name="Default" style:data-style-name="N20111"/>
    <style:style style:name="ce3" style:family="table-cell" style:parent-style-name="Default" style:data-style-name="N30112"/>
    <style:style style:name="ce4" style:family="table-cell" style:parent-style-name="Default" style:data-style-name="N50111"/>
    <style:style style:name="ce13" style:family="table-cell" style:parent-style-name="Default" style:data-style-name="N158">
      <style:table-cell-properties style:rotation-align="none"/>
    </style:style>
    <style:style style:name="ce5" style:family="table-cell" style:parent-style-name="Default" style:data-style-name="N10144"/>
    <style:style style:name="ce6" style:family="table-cell" style:parent-style-name="Default" style:data-style-name="N20112"/>
    <style:style style:name="ce7" style:family="table-cell" style:parent-style-name="Default" style:data-style-name="N30113"/>
    <style:style style:name="ce8" style:family="table-cell" style:parent-style-name="Default" style:data-style-name="N50112"/>
    <style:style style:name="ce18" style:family="table-cell" style:parent-style-name="Default" style:data-style-name="N1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ng/calendar</text:p>
          </table:table-cell>
          <table:table-cell office:value-type="string" calcext:value-type="string">
            <text:p>NatNum0</text:p>
          </table:table-cell>
          <table:table-cell office:value-type="string" calcext:value-type="string">
            <text:p>NatNum1</text:p>
          </table:table-cell>
        </table:table-row>
        <table:table-row table:style-name="ro2">
          <table:table-cell office:value-type="string" calcext:value-type="string">
            <text:p>Thai/buddhist</text:p>
          </table:table-cell>
          <table:table-cell table:style-name="ce1" table:formula="of:=TODAY()" office:value-type="date" office:date-value="2020-02-11" calcext:value-type="date">
            <text:p>11-02-2563</text:p>
          </table:table-cell>
          <table:table-cell table:style-name="ce5" table:formula="of:=TODAY()" office:value-type="date" office:date-value="2020-02-11" calcext:value-type="date">
            <text:p>๑๑-๐๒-๒๕๖๓</text:p>
          </table:table-cell>
        </table:table-row>
        <table:table-row table:style-name="ro2">
          <table:table-cell office:value-type="string" calcext:value-type="string">
            <text:p>Japanese/gengou</text:p>
          </table:table-cell>
          <table:table-cell table:style-name="ce2" table:formula="of:=TODAY()" office:value-type="date" office:date-value="2020-02-11" calcext:value-type="date">
            <text:p>11-02-02</text:p>
          </table:table-cell>
          <table:table-cell table:style-name="ce6" table:formula="of:=TODAY()" office:value-type="date" office:date-value="2020-02-11" calcext:value-type="date">
            <text:p>十一-二-二</text:p>
          </table:table-cell>
        </table:table-row>
        <table:table-row table:style-name="ro2">
          <table:table-cell office:value-type="string" calcext:value-type="string">
            <text:p>Hebrew/jewish</text:p>
          </table:table-cell>
          <table:table-cell table:style-name="ce3" table:formula="of:=TODAY()" office:value-type="date" office:date-value="2020-02-11" calcext:value-type="date">
            <text:p>ט״ז-י״א-ה׳ תש״פ</text:p>
          </table:table-cell>
          <table:table-cell table:style-name="ce7" table:formula="of:=TODAY()" office:value-type="date" office:date-value="2020-02-11" calcext:value-type="date">
            <text:p>ט״ז-י״א-ה׳ תש״פ</text:p>
          </table:table-cell>
        </table:table-row>
        <table:table-row table:style-name="ro2">
          <table:table-cell office:value-type="string" calcext:value-type="string">
            <text:p>Arabic/hijri</text:p>
          </table:table-cell>
          <table:table-cell table:style-name="ce4" table:formula="of:=TODAY()" office:value-type="date" office:date-value="2020-02-11" calcext:value-type="date">
            <text:p>18-06-1441</text:p>
          </table:table-cell>
          <table:table-cell table:style-name="ce8" table:formula="of:=TODAY()" office:value-type="date" office:date-value="2020-02-11" calcext:value-type="date">
            <text:p>١٨-٠٦-١٤٤١</text:p>
          </table:table-cell>
        </table:table-row>
        <table:table-row table:style-name="ro3">
          <table:table-cell office:value-type="string" calcext:value-type="string">
            <text:p>Korean/dangi</text:p>
          </table:table-cell>
          <table:table-cell table:style-name="ce13" table:formula="of:=TODAY()" office:value-type="date" office:date-value="2020-02-11" calcext:value-type="date">
            <text:p>4353/02/11</text:p>
          </table:table-cell>
          <table:table-cell table:style-name="ce18" table:formula="of:=TODAY()" office:value-type="date" office:date-value="2020-02-11" calcext:value-type="date">
            <text:p>4353년 02월 11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8P0" style:volatile="true">
      <number:year number:calendar="dangi" number:style="long"/>
      <number:text>/</number:text>
      <number:month number:calendar="dangi" number:style="long"/>
      <number:text>/</number:text>
      <number:day number:calendar="dangi" number:style="long"/>
    </number:date-style>
    <number:text-style style:name="N158" number:title="User-defined">
      <number:text-content/>
      <style:map style:condition="value()&lt;=1.79769313486232E+308" style:apply-style-name="N158P0"/>
    </number:text-style>
    <number:date-style style:name="N159P0" style:volatile="true">
      <number:year number:calendar="dangi"/>
      <number:text>/</number:text>
      <number:month number:calendar="dangi"/>
      <number:text>/</number:text>
      <number:day number:calendar="dangi"/>
    </number:date-style>
    <number:text-style style:name="N159">
      <number:text-content/>
      <style:map style:condition="value()&lt;=1.79769313486232E+308" style:apply-style-name="N159P0"/>
    </number:text-style>
    <number:date-style style:name="N160P0" style:volatile="true">
      <number:year number:calendar="dangi" number:style="long"/>
      <number:text>년 </number:text>
      <number:month number:calendar="dangi"/>
      <number:text>월 </number:text>
      <number:day number:calendar="dangi"/>
      <number:text>일</number:text>
    </number:date-style>
    <number:text-style style:name="N160">
      <number:text-content/>
      <style:map style:condition="value()&lt;=1.79769313486232E+308" style:apply-style-name="N160P0"/>
    </number:text-style>
    <number:date-style style:name="N161P0" style:volatile="true">
      <number:year number:calendar="dangi" number:style="long"/>
      <number:text>년 </number:text>
      <number:month number:calendar="dangi" number:style="long"/>
      <number:text>월 </number:text>
      <number:day number:calendar="dangi" number:style="long"/>
      <number:text>일</number:text>
    </number:date-style>
    <number:text-style style:name="N161">
      <number:text-content/>
      <style:map style:condition="value()&lt;=1.79769313486232E+308" style:apply-style-name="N161P0"/>
    </number:text-style>
    <number:date-style style:name="N10143" number:language="th" number:country="TH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10144" number:language="th" number:country="TH" number:transliteration-format="๑" number:transliteration-language="th" number:transliteration-country="TH" number:transliteration-style="short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20111" number:language="ja" number:country="JP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20112" number:language="ja" number:country="JP" number:transliteration-format="一" number:transliteration-language="ja" number:transliteration-country="JP" number:transliteration-style="short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30112" number:language="he" number:country="IL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30113" number:language="he" number:country="IL" number:transliteration-format="א" number:transliteration-language="he" number:transliteration-country="IL" number:transliteration-style="short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40104" number:language="fa" number:country="IR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40105" number:language="fa" number:country="IR" number:transliteration-format="۱" number:transliteration-language="fa" number:transliteration-country="IR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1" number:language="ar" number:country="SA" number:title="User-defined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2" number:language="ar" number:country="SA" number:title="User-defined" number:transliteration-format="١" number:transliteration-language="ar" number:transliteration-country="SA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70148P0" style:volatile="true" number:language="ko" number:country="KR">
      <number:year number:calendar="dangi" number:style="long"/>
      <number:text>년 </number:text>
      <number:month number:calendar="dangi"/>
      <number:text>월 </number:text>
      <number:day number:calendar="dangi"/>
      <number:text>일 </number:text>
      <number:day-of-week number:calendar="dangi" number:style="long"/>
    </number:date-style>
    <number:text-style style:name="N70148" number:language="ko" number:country="KR">
      <number:text-content/>
      <style:map style:condition="value()&lt;=1.79769313486232E+308" style:apply-style-name="N70148P0"/>
    </number:text-style>
    <number:date-style style:name="N70149P0" style:volatile="true" number:language="ko" number:country="KR">
      <number:year number:calendar="dangi" number:style="long"/>
      <number:text>년 </number:text>
      <number:month number:calendar="dangi" number:style="long"/>
      <number:text>월 </number:text>
      <number:day number:calendar="dangi" number:style="long"/>
      <number:text>일 </number:text>
      <number:day-of-week number:calendar="dangi" number:style="long"/>
    </number:date-style>
    <number:text-style style:name="N70149" number:language="ko" number:country="KR">
      <number:text-content/>
      <style:map style:condition="value()&lt;=1.79769313486232E+308" style:apply-style-name="N70149P0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6pt solid #00000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Heading">
      <style:text-properties fo:color="#000000" fo:font-size="18pt" fo:font-style="normal" fo:font-weight="normal"/>
    </style:style>
    <style:style style:name="Heading2" style:family="table-cell" style:parent-style-name="Heading">
      <style:text-properties fo:color="#000000" fo:font-size="12pt" fo:font-style="normal" fo:font-weight="normal"/>
    </style:style>
    <style:style style:name="Accent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00/00/00</text:date>, <text:time style:data-style-name="N2" text:time-value="00:38:59.94980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0-23T10:39:21.600372176</meta:creation-date>
    <dc:date>2020-02-11T00:45:14.120836472</dc:date>
    <meta:editing-duration>PT9M9S</meta:editing-duration>
    <meta:editing-cycles>2</meta:editing-cycles>
    <meta:generator>LibreOfficeDev/7.0.0.0.alpha0$MacOSX_X86_64 LibreOffice_project/4425ebd2f9229300f9499fa1f665ab4106342fcb</meta:generator>
    <meta:document-statistic meta:table-count="1" meta:cell-count="18" meta:object-count="0"/>
  </office:meta>
</office:document-meta>
</file>